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1">
      <style:paragraph-properties fo:text-align="start" style:justify-single-word="false"/>
      <style:text-properties fo:font-style="normal" style:font-style-asian="normal" style:font-style-complex="normal"/>
    </style:style>
    <style:style style:name="P6" style:family="paragraph" style:parent-style-name="Standard" style:list-style-name="L2">
      <style:paragraph-properties fo:text-align="start" style:justify-single-word="false"/>
      <style:text-properties fo:font-style="normal" style:font-style-asian="normal" style:font-style-complex="normal"/>
    </style:style>
    <style:style style:name="P7"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list-style-name="L1">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Winkler</text:p>
      <text:p text:style-name="Standard">ENG 110E3</text:p>
      <text:p text:style-name="Standard">2/11/16</text:p>
      <text:p text:style-name="Standard"/>
      <text:p text:style-name="P1">Project 1: Summary and Invention Guide</text:p>
      <text:p text:style-name="P2"/>
      <text:list xml:id="list5505980309699489739" text:style-name="L1">
        <text:list-item>
          <text:p text:style-name="P3">For my project, I've decided to analyze Gary Becker and Kevin Murphy's article “The Upside of Income Inequality<text:span text:style-name="T2">” and Paul Krugman's article “Confronting Inequality” from </text:span><text:span text:style-name="T1">They Say/I Say</text:span><text:span text:style-name="T2">'s section entitled “What's up with the American Dream?</text:span><text:span text:style-name="T1"> </text:span><text:span text:style-name="T2">I chose this section because I believe that the continued growth of income inequality in America is going to be one of the defining social issues in this country over the next half-century. The question of whether the middle class in America is dying, and what its death might mean, also holds personal significance to me, as someone who grew up in a middle-class household. I chose Becker/Murphy and Krugman as my two writers because their articles are clearly responding to each other, which means there should be plenty of differences between their arguments for me to analyze. </text:span></text:p>
          <text:p text:style-name="P5"/>
        </text:list-item>
        <text:list-item>
          <text:p text:style-name="P5">The common issue addressed by articles I picked is the rise of income inequality in modern America. Krugman gets right to the point, beginning his essay by writing, “The America I grew up in was a relatively equal middle-class society. Over the past generation, however, the country has returned to Gilded Age levels of inequality” (561). Likewise, Becker and Murphy make clear their topic almost immediately, writing in the second paragraph of their essay that,“Politicians and many others in the United States have grown concerned that the earnings inequality has increased among Americans. But as the example of China-- or India, for that matter—illustrates, the rise in inequality does not occur in a vacuum” (582).</text:p>
          <text:p text:style-name="P5"/>
        </text:list-item>
        <text:list-item>
          <text:p text:style-name="P5">Krugman's argument is, essentially, that increasing levels of income inequality are bad, and should be countered by new policies put in place by the American government. He comes at the topic from several angles, but makes his opinion on income inequality in America clear from the very first line in his article, where he writes that, “The American I grew up in was a relatively equal middle-class society. Over the past generation however, the country has returned to Gilded Age levels of inequality. In this chapter I'll outline policies that can help reverse these changes. I'll begin with the question of values. Why should be care about high and rising inequality?” By comparing the current rise in income inequality to the Gilded Age in America, Krugman invokes the specter of the great depression, and if that didn't make his position clear enough, the rest of his opening paragraph lays the foundation for an argument as to why America should attempt to counter the growth of income inequality. (562). Becker and Murphy, <text:s/>on the other hand, stake out a position opposed to Krugman's, claiming that income inequality is in fact desirable, as evidenced by their assertion that, “In the United States, the rise in inequality accompanied a rise in the payoff to education and other skills. We believe that the rise in returns on investments in human capital is beneficial and desirable...” (582). </text:p>
          <text:p text:style-name="P5"/>
        </text:list-item>
        <text:list-item>
          <text:p text:style-name="P5"/>
        </text:list-item>
      </text:list>
      <text:list xml:id="list8223479225116744558" text:style-name="L2">
        <text:list-item>
          <text:list>
            <text:list-item>
              <text:p text:style-name="P4"><text:span text:style-name="T3">Krugman 1: </text:span><text:span text:style-name="T2">“High inequality, which has turned us into a nation with a much weakened middle class, has a corrosive effect on social relations and politics, one that has become ever more apparent as America has moved deeper into a new Gilded Age.” (Krugman 562)</text:span></text:p>
            </text:list-item>
            <text:list-item>
              <text:p text:style-name="P4"><text:span text:style-name="T3">Krugman 2: </text:span><text:span text:style-name="T2">“The fact is that vast income inequality inevitably brings vast social inequality in its train. It has real, negative consequences for the way people live in this country.” (Krugman 563) This quote summarizes the emotional thrust of Krugman's </text:span><text:soft-page-break/><text:span text:style-name="T2">argument: that inequality is worth caring about because it has a serious, harmful impact on American citizens.</text:span></text:p>
            </text:list-item>
            <text:list-item>
              <text:p text:style-name="P4"><text:span text:style-name="T3">Becker/Murphy 1: “</text:span><text:span text:style-name="T2">Why is the earnings gap widening? Because the demand for educated and other skilled persons is growing.” (Becker/Murphy 586) This idea, that the earnings gap in America is stems not from the corruption of politics by wealthy donors (as Krugman argues), but instead from an increased valuation of education and skill development, lays the foundation for Becker and Murphy's primary assertion, which is that income equality in America is actually a positive force that the American government should not try to counter.</text:span></text:p>
            </text:list-item>
            <text:list-item>
              <text:p text:style-name="P4"><text:span text:style-name="T3">Becker/Murphy 2: </text:span><text:span text:style-name="T2">“Should an increase in earning inequality due primarily to higher rates of return on education and other skills be considered a favorable rather than unfavorable development? We think so.”(Becker/Murphy 587) This quote is a succinct summary why Becker and Murphy believe that income inequality is in fact a good thing; because it both drives and is itself driven by “higher rates of return on education an other skills”. </text:span></text:p>
              <text:p text:style-name="P6"/>
            </text:list-item>
          </text:list>
        </text:list-item>
      </text:list>
      <text:list xml:id="list33500743" text:continue-list="list5505980309699489739" text:style-name="L1">
        <text:list-item>
          <text:p text:style-name="P5">Krugman is motivated by a perceived shift in American society over the past half-century. He lays his cards on the table roughly halfway through his essay, stating that “Rising inequality has to an important extent been caused by the rightward shift of our politics, but the causation also runs the other way. The new wealth of the rich has increased their influence, sustaining the institutions of movement conservatism and pulling the Republican Party even further into the movement's orbit.” (568-569) It's this perceived positive feedback loop of income inequality and political shifts to the right that Krugman is responding to. Becker and Murphy, for their part, are responding to left-leaning politicians and academics like Krugman. They make their motivations clear in the penultimate paragraph of their essay, writing “For many, the solution to an increase in inequality is to make the tax structure more progressive—raise taxes on high-income households and reduce taxes on low-income households. While this may sound sensible, it is not. Would those same individuals advocate a tax on going to college and a subsidy for dropping out of high school in response to the increased importance of education? We think not” (Becker/Murphy 588). Here Becker and Murphy attempt to repudiate the idea, espoused by Krugman (and historically, by the American left) that government intervention is the solution, in favor of a more conservative ideology (i.e. that the onus is on the individual to pursue an education and financial success).</text:p>
          <text:p text:style-name="P5"/>
        </text:list-item>
        <text:list-item>
          <text:p text:style-name="P9"><text:span text:style-name="T2">Krugman:</text:span><text:span text:style-name="T4"> In his essay “Confronting Inequality”, Paul Krugman lays out the case for why his readers should care about increasing levels of economic inequality in America, then describes a plan for countering the rise of inequality. He begins by describing the negative impacts that inequality has on American society, writing that, “vast income inequality inevitably brings vast social inequality in its train. And this social inequality isn't just a matter of envy and insults. It has real, negative consequences for the way people live in this country” (Krugman 563). Once he's made his case for why his readers should care, he pivots to describe his plan. He argues that to combat inequality in America, unions should be empowered, and that taxes on the rich should be raised, as should the minimum wage. In so doing, he provides a passionate argument for the values of traditional American liberalism.</text:span></text:p>
          <text:p text:style-name="P9"><text:span text:style-name="T2">Becker/Murphy:</text:span><text:span text:style-name="T4"> In their essay “The Upside of Inequality”, Gary Becker and Kevin Murphy argue that income inequality is not inherently detrimental to American society. They assert that the American government should not attempt to counter the rise of income inequality in America because the modern growth of income inequality is driven by an increased valuation of education and skill development. They argue that inequality can be a good thing, if it's driven </text:span><text:soft-page-break/><text:span text:style-name="T4">by an increased valuation of education because “The potential generated by higher returns to education extends from individuals to the economy as a whole” (Becker/Murphy 585). Thus, </text:span><text:span text:style-name="T4">they argue that the American government should not attempt to step in and reduce income equality because, “Attempts to raise taxes and impose other penalties on the higher earning that come from greater skills could greatly reduce the productivity of the world's leading economy by discourage investments in its most productive of capital—human capital” (Becker/Murphy 588). </text:span></text:p>
          <text:p text:style-name="P7"/>
        </text:list-item>
        <text:list-item>
          <text:p text:style-name="P9"><text:span text:style-name="T2">Krugman: </text:span><text:span text:style-name="T4">I agreed with Krugman's initial assertion, that income inequality in America is detrimental to American society and an issue worth caring about. I was convinced by his argument that inequality has tangible negative consequences for the Americans who fall on the lower end of the economic spectrum, especially in light of the fact that (as Krugman points out) America lacks many of the social safety nets that other western nations employ to take care of their less wealthy citizens. I was not entirely convinced, though, that the solution to income inequality that he presented was the optimal one; while I agreed with his point that tax loopholes for the ultra-rich should be closed and minimum wage raised, I didn't think he provided quite enough evidence that more unionization would help combat income inequality.</text:span></text:p>
          <text:p text:style-name="P3"><text:span text:style-name="T3">Becker/Murphy:</text:span><text:span text:style-name="T4"> I the basic idea that Becker and Murphy were working with, that incentivizing education is a good thing and the government shouldn't do anything to disincentivize getting an education, was a fairly strong one. That said, they didn't do enough to convince me that the benefits of incentivizing young Americans to get an education outweigh the societal costs of massive income inequality. They claim that by increasing the valuation of an education, the current system of inequality in America will drive more young Americans to gain and education, and that America's populace becoming more educated will have a positive effect on the economy as a whole. However, they never back up this claim with any statistical arguments to show that the benefits of more Americans attending school or even that the income inequality in America is actually driving more Americans to attend school.</text:span></text:p>
          <text:p text:style-name="P8"/>
        </text:list-item>
        <text:list-item>
          <text:p text:style-name="P8">Krugman:<text:span text:style-name="T5"> I'm of two minds about X's claim that that the American government should address growing inequality in America by closing tax loopholes, raising the minimum wage, and empowering unions. On the one hand, I agree that inequality in America is a problem that needs addressing, and that the government should play a role in combating it. On the other hand, I'm not sure that the solutions Krugman presents for tackling this issue are the optimal ones.</text:span></text:p>
          <text:p text:style-name="P8">Becker/Krugman:<text:span text:style-name="T5"> My feelings on the issue are mixed. I do support X's position that incentivizing young Americans to pursue an education is a good thing, but I find Krugman's argument that inequality has significant negative effects on the American populace to be more persuasive.</text:span></text:p>
          <text:p text:style-name="P8"><text:span text:style-name="T5"/></text:p>
        </text:list-item>
        <text:list-item>
          <text:p text:style-name="P8"><text:span text:style-name="T5">In his essay “Confronting Inequality”, Paul Krugman makes the case for caring about income inequality in modern America, and lays out a plan for a addressing it. The American government should institute new policies to combat income inequality, he argues, because “ vast income inequality inevitably brings vast social inequality in its train. And this social inequality isn't just a matter of envy and insults. It has real, negative consequences for the way people live in this country” (Krugman 563). He points out that due to America's lack of social safety nets, American citizens on the lower end of the economic spectrum are uniquely vulnerable to the effects of income inequality. Thus, he asserts, the American government should step in and attempt to reduce income inequality by increasing taxes, raising the minimum wage, and empowering unions. In their article “The Upside of Income Inequality”, Gary Becker and Murphy <text:s/>They argue that rising levels of income inequality in America are driven by an </text:span><text:soft-page-break/><text:span text:style-name="T5">increased valuation of education and skill development, and that by stepping in to reduce income inequality, the American government would be discouraging young Americans from pursing an education. That should be avoided, they claim, because “The potential generated by higher returns to education extends from individuals to the economy as a whole... Higher returns to education will accelerate growth in living standards as existing investments have a higher return, and additional investments in education will be made in response to higher returns” (Becker/Murphy 585-58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Winkler</meta:initial-creator>
    <meta:creation-date>2016-02-10T20:32:48.85</meta:creation-date>
    <dc:date>2016-02-11T13:32:01.67</dc:date>
    <dc:creator>Michael Winkler</dc:creator>
    <meta:editing-duration>PT4H28M26S</meta:editing-duration>
    <meta:editing-cycles>3</meta:editing-cycles>
    <meta:generator>OpenOffice/4.1.2$Win32 OpenOffice.org_project/412m3$Build-9782</meta:generator>
    <meta:document-statistic meta:table-count="0" meta:image-count="0" meta:object-count="0" meta:page-count="4" meta:paragraph-count="19" meta:word-count="1949" meta:character-count="12132"/>
  </office:meta>
</office:document-meta>
</file>